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249" officeooo:paragraph-rsid="00074249"/>
    </style:style>
    <style:style style:name="P2" style:family="paragraph" style:parent-style-name="Standard">
      <style:text-properties officeooo:rsid="0008e62d" officeooo:paragraph-rsid="0008e62d"/>
    </style:style>
    <style:style style:name="P3" style:family="paragraph" style:parent-style-name="Standard">
      <style:text-properties fo:font-size="26pt" fo:font-weight="bold" officeooo:rsid="00074249" officeooo:paragraph-rsid="00074249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22pt" fo:font-weight="bold" officeooo:rsid="00074249" officeooo:paragraph-rsid="00074249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4pt" fo:font-weight="bold" officeooo:rsid="00074249" officeooo:paragraph-rsid="00074249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08e62d" officeooo:paragraph-rsid="0008e62d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fo:font-weight="bold" officeooo:rsid="000b7df7" officeooo:paragraph-rsid="000b7df7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officeooo:rsid="00074249" officeooo:paragraph-rsid="00074249" style:font-size-asian="24pt" style:font-size-complex="24pt"/>
    </style:style>
    <style:style style:name="P9" style:family="paragraph" style:parent-style-name="Standard">
      <style:text-properties officeooo:rsid="0008e62d" officeooo:paragraph-rsid="0008e62d"/>
    </style:style>
    <style:style style:name="P10" style:family="paragraph" style:parent-style-name="Standard">
      <style:text-properties officeooo:rsid="000b7df7" officeooo:paragraph-rsid="000b7df7"/>
    </style:style>
    <style:style style:name="T1" style:family="text">
      <style:text-properties officeooo:rsid="000b7d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My </text:span>To <text:span text:style-name="T1">D</text:span>o <text:span text:style-name="T1">L</text:span>ist</text:p>
      <text:p text:style-name="P1"/>
      <text:p text:style-name="P4">Problem statement</text:p>
      <text:p text:style-name="P1">In my day to day life, I have so many activities that I’m supposed to do and at times I forget to do them <text:s/>or fall a victim of procrastination.</text:p>
      <text:p text:style-name="P1"/>
      <text:p text:style-name="P5">Solution</text:p>
      <text:p text:style-name="P1">Come up with an app where I will daily create a list of the activities I’m supposed to do, edit if there is need, update if completed <text:s/>and also delete them in case I want to.</text:p>
      <text:p text:style-name="P8"/>
      <text:p text:style-name="P5">MVP</text:p>
      <text:p text:style-name="P1">Create <text:span text:style-name="T1">task</text:span></text:p>
      <text:p text:style-name="P1">Update <text:span text:style-name="T1">task</text:span></text:p>
      <text:p text:style-name="P1">Mark completed <text:span text:style-name="T1">task</text:span></text:p>
      <text:p text:style-name="P2">Delete <text:span text:style-name="T1">task</text:span></text:p>
      <text:p text:style-name="P2"/>
      <text:p text:style-name="P6">Technologies used</text:p>
      <text:p text:style-name="P2">React-front end</text:p>
      <text:p text:style-name="P2">Ruby Sinatra-Back end</text:p>
      <text:p text:style-name="P2">CSS</text:p>
      <text:p text:style-name="P2"/>
      <text:p text:style-name="P7">Links</text:p>
      <text:p text:style-name="P2">Netfliy- deployment</text:p>
      <text:p text:style-name="P2">Fig-ma -Design</text:p>
      <text:p text:style-name="P2"><text:a xlink:type="simple" xlink:href="https://www.figma.com/file/I61eOFuHqjTrGJBJz1HYEj/Untitled?node-id=0%3A1" text:style-name="Internet_20_link" text:visited-style-name="Visited_20_Internet_20_Link">https://www.figma.com/file/I61eOFuHqjTrGJBJz1HYEj/Untitled?node-id=0%3A1</text:a></text:p>
      <text:p text:style-name="P10">Blog</text:p>
      <text:p text:style-name="P10">Presentation slides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0:44:18.763368369</meta:creation-date>
    <dc:date>2022-06-20T13:09:28.637945860</dc:date>
    <meta:editing-duration>PT1H17M3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00" meta:character-count="599" meta:non-whitespace-character-count="517"/>
  </office:meta>
</office:document-meta>
</file>